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11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87.14pt"/>
    </style:style>
    <style:style style:name="co5" style:family="table-column">
      <style:table-column-properties fo:break-before="auto" style:column-width="105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urrent (u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GB5050</text:p>
          </table:table-cell>
          <table:table-cell office:value-type="string" calcext:value-type="string">
            <text:p>[0,0,1] : BLUE</text:p>
          </table:table-cell>
          <table:table-cell office:value-type="float" office:value="3460" calcext:value-type="float">
            <text:p>34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0,1,0] : GREEN</text:p>
          </table:table-cell>
          <table:table-cell office:value-type="float" office:value="12500" calcext:value-type="float">
            <text:p>12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,0,0] : RED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0,1,1] : AQUA</text:p>
          </table:table-cell>
          <table:table-cell office:value-type="float" office:value="13600" calcext:value-type="float">
            <text:p>136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,1,1] : WHITE</text:p>
          </table:table-cell>
          <table:table-cell office:value-type="float" office:value="13500" calcext:value-type="float">
            <text:p>13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iny85</text:p>
          </table:table-cell>
          <table:table-cell office:value-type="string" calcext:value-type="string">
            <text:p>Deep Sleep : INT0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 Sleep : WDT</text:p>
          </table:table-cell>
          <table:table-cell office:value-type="float" office:value="4.2" calcext:value-type="float">
            <text:p>4.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Average current (uA)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On (uA)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Off (uA)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formula="of:=[.D12]*(([.E12]*[.F12]) + ([.G12]*[.H12]))/([.F12]+[.H12])" office:value-type="float" office:value="3464.2" calcext:value-type="float">
            <text:p>3464.2</text:p>
          </table:table-cell>
          <table:table-cell table:formula="of:=[.D12]*([.F12]+[.H12])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C$2]" office:value-type="float" office:value="3460" calcext:value-type="float">
            <text:p>3460</text:p>
          </table:table-cell>
          <table:table-cell office:value-type="float" office:value="250" calcext:value-type="float">
            <text:p>250</text:p>
          </table:table-cell>
          <table:table-cell table:formula="of:=[.C$8]" office:value-type="float" office:value="4.2" calcext:value-type="float">
            <text:p>4.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82.18pt" svg:height="50.49pt" svg:x="86.09pt" svg:y="111.06pt" draw:caption-point-x="-17.29pt" draw:caption-point-y="42.8pt">
              <dc:date>2016-09-01T00:00:00</dc:date>
              <text:p text:style-name="P1">On = 1 Step, Off = Time between steps at a cadence of 90</text:p>
            </office:annotation>
            <text:p>Running</text:p>
          </table:table-cell>
          <table:table-cell table:formula="of:=[.D13]*(([.E13]*[.F13]) + ([.G13]*[.H13]))/([.F13]+[.H13])" office:value-type="float" office:value="2598.175" calcext:value-type="float">
            <text:p>2598.18</text:p>
          </table:table-cell>
          <table:table-cell table:formula="of:=[.D13]*([.F13]+[.H13])" office:value-type="float" office:value="1333.33333333333" calcext:value-type="float">
            <text:p>1333.33</text:p>
          </table:table-cell>
          <table:table-cell office:value-type="float" office:value="1" calcext:value-type="float">
            <text:p>1</text:p>
          </table:table-cell>
          <table:table-cell table:formula="of:=[.B12]" office:value-type="float" office:value="3464.2" calcext:value-type="float">
            <text:p>3464.2</text:p>
          </table:table-cell>
          <table:table-cell table:formula="of:=[.C12]" office:value-type="float" office:value="1000" calcext:value-type="float">
            <text:p>1000</text:p>
          </table:table-cell>
          <table:table-cell table:formula="of:=[.C$7]" office:value-type="float" office:value="0.1" calcext:value-type="float">
            <text:p>0.1</text:p>
          </table:table-cell>
          <table:table-cell table:formula="of:=(2*60/90)*1000-[.F13]" office:value-type="float" office:value="333.333333333333" calcext:value-type="float">
            <text:p>333.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ttery Life = Battery Capacity (mAh) % (Device Consumption (mA) * 0.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Active Life (hr)</text:p>
          </table:table-cell>
          <table:table-cell office:value-type="string" calcext:value-type="string">
            <text:p>Inactive Life (yr)</text:p>
          </table:table-cell>
          <table:table-cell office:value-type="string" calcext:value-type="string">
            <text:p>WDT Inactive Life (y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1220</text:p>
          </table:table-cell>
          <table:table-cell office:value-type="float" office:value="35" calcext:value-type="float">
            <text:p>35</text:p>
          </table:table-cell>
          <table:table-cell table:formula="of:=[.$B19]/(([.$B$13]/1000)*0.7)" office:value-type="float" office:value="19.2442772330578" calcext:value-type="float">
            <text:p>19.24</text:p>
          </table:table-cell>
          <table:table-cell table:formula="of:=[.$B19]/(([.$C$7]/1000)*0.7)/(24*356)" office:value-type="float" office:value="58.5205992509363" calcext:value-type="float">
            <text:p>58.52</text:p>
          </table:table-cell>
          <table:table-cell table:formula="of:=[.$B19]/(([.$C$8]/1000)*0.7)/(24*356)" office:value-type="float" office:value="1.39334760121277" calcext:value-type="float">
            <text:p>1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2032</text:p>
          </table:table-cell>
          <table:table-cell office:value-type="float" office:value="240" calcext:value-type="float">
            <text:p>240</text:p>
          </table:table-cell>
          <table:table-cell table:formula="of:=[.$B20]/(([.$B$13]/1000)*0.7)" office:value-type="float" office:value="131.960758169539" calcext:value-type="float">
            <text:p>131.96</text:p>
          </table:table-cell>
          <table:table-cell table:formula="of:=[.$B20]/(([.$C$7]/1000)*0.7)/(24*356)" office:value-type="float" office:value="401.284109149278" calcext:value-type="float">
            <text:p>401.28</text:p>
          </table:table-cell>
          <table:table-cell table:formula="of:=[.$B20]/(([.$C$8]/1000)*0.7)/(24*356)" office:value-type="float" office:value="9.55438355117328" calcext:value-type="float">
            <text:p>9.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$B21]/(([.$B$13]/1000)*0.7)" office:value-type="float" office:value="274.91824618654" calcext:value-type="float">
            <text:p>274.92</text:p>
          </table:table-cell>
          <table:table-cell table:formula="of:=[.$B21]/(([.$C$7]/1000)*0.7)/(24*356)" office:value-type="float" office:value="836.008560727662" calcext:value-type="float">
            <text:p>836.01</text:p>
          </table:table-cell>
          <table:table-cell table:formula="of:=[.$B21]/(([.$C$8]/1000)*0.7)/(24*356)" office:value-type="float" office:value="19.904965731611" calcext:value-type="float">
            <text:p>19.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2:46:44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8S</meta:editing-duration>
    <meta:editing-cycles>6</meta:editing-cycles>
    <meta:generator>LibreOffice/4.4.6.3$Windows_x86 LibreOffice_project/e8938fd3328e95dcf59dd64e7facd2c7d67c704d</meta:generator>
    <dc:date>2016-09-01T13:36:44.090000000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